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4pt" fo:language="zxx" fo:country="none" fo:font-weight="bold" officeooo:rsid="001327b4" officeooo:paragraph-rsid="001327b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4pt" fo:language="zxx" fo:country="none" fo:font-weight="bold" officeooo:rsid="001327b4" officeooo:paragraph-rsid="001327b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4pt" fo:language="zxx" fo:country="none" fo:font-weight="bold" officeooo:rsid="001a15d7" officeooo:paragraph-rsid="001a15d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1a15d7" officeooo:paragraph-rsid="002cf25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1a15d7" officeooo:paragraph-rsid="0032cf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3424a6" officeooo:paragraph-rsid="003424a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6pt" fo:language="zxx" fo:country="none" fo:font-weight="bold" officeooo:rsid="001327b4" officeooo:paragraph-rsid="001327b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327b4" officeooo:paragraph-rsid="001327b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707bb" officeooo:paragraph-rsid="001707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a15d7" officeooo:paragraph-rsid="001a15d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22f2b5" officeooo:paragraph-rsid="0022f2b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2b4a18" officeooo:paragraph-rsid="002b4a1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173f6" officeooo:paragraph-rsid="002173f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2f2b5" officeooo:paragraph-rsid="0022f2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b4a18" officeooo:paragraph-rsid="002b4a1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424a6" officeooo:paragraph-rsid="003424a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769bb" officeooo:paragraph-rsid="002a1a2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00d2d" officeooo:paragraph-rsid="00300d2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2cf4b" officeooo:paragraph-rsid="0032cf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3424a6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424a6" officeooo:paragraph-rsid="003424a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6a386" officeooo:paragraph-rsid="0036a38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a3322" officeooo:paragraph-rsid="0022f2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f835c" officeooo:paragraph-rsid="002b4a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f835c" officeooo:paragraph-rsid="003f835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fc6bd" officeooo:paragraph-rsid="003fc6b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409459" officeooo:paragraph-rsid="00409459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409459" officeooo:paragraph-rsid="0040945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2cf4b" officeooo:paragraph-rsid="0032cf4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a3322" officeooo:paragraph-rsid="003a332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a3322" officeooo:paragraph-rsid="0022f2b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a3322" officeooo:paragraph-rsid="003fc63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c8976" officeooo:paragraph-rsid="003c897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c8976" officeooo:paragraph-rsid="003fc63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c8976" officeooo:paragraph-rsid="003fc6b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fc6bd" officeooo:paragraph-rsid="003fc6b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409459" officeooo:paragraph-rsid="0040945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36a386" officeooo:paragraph-rsid="0036a38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1c0340" officeooo:paragraph-rsid="001c034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32cf4b" officeooo:paragraph-rsid="0032cf4b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c0317" style:font-weight-asian="normal" style:font-weight-complex="normal"/>
    </style:style>
    <style:style style:name="T4" style:family="text">
      <style:text-properties fo:font-weight="normal" officeooo:rsid="003a3322" style:font-weight-asian="normal" style:font-weight-complex="normal"/>
    </style:style>
    <style:style style:name="T5" style:family="text">
      <style:text-properties fo:font-weight="normal" officeooo:rsid="003ddcd8" style:font-weight-asian="normal" style:font-weight-complex="normal"/>
    </style:style>
    <style:style style:name="T6" style:family="text">
      <style:text-properties fo:font-weight="normal" officeooo:rsid="003fc638" style:font-weight-asian="normal" style:font-weight-complex="normal"/>
    </style:style>
    <style:style style:name="T7" style:family="text">
      <style:text-properties fo:font-weight="normal" officeooo:rsid="003fc6bd" style:font-weight-asian="normal" style:font-weight-complex="normal"/>
    </style:style>
    <style:style style:name="T8" style:family="text">
      <style:text-properties style:font-name="FreeSerif" fo:font-size="12pt" fo:language="zxx" fo:country="none" style:text-underline-style="none" fo:font-weight="normal" officeooo:rsid="003424a6" style:font-size-asian="10.5pt" style:font-weight-asian="normal" style:font-size-complex="12pt" style:font-weight-complex="normal"/>
    </style:style>
    <style:style style:name="T9" style:family="text">
      <style:text-properties style:font-name="FreeSerif" fo:font-size="12pt" fo:language="zxx" fo:country="none" style:text-underline-style="none" fo:font-weight="bold" officeooo:rsid="003424a6" style:font-size-asian="10.5pt" style:font-weight-asian="bold" style:font-size-complex="12pt" style:font-weight-complex="bold"/>
    </style:style>
    <style:style style:name="T10" style:family="text">
      <style:text-properties officeooo:rsid="002cf259"/>
    </style:style>
    <style:style style:name="T11" style:family="text">
      <style:text-properties officeooo:rsid="0034d2c7"/>
    </style:style>
    <style:style style:name="T12" style:family="text">
      <style:text-properties officeooo:rsid="0036a386"/>
    </style:style>
    <style:style style:name="T13" style:family="text">
      <style:text-properties officeooo:rsid="003a3322"/>
    </style:style>
    <style:style style:name="T14" style:family="text">
      <style:text-properties officeooo:rsid="003fc638"/>
    </style:style>
    <style:style style:name="T15" style:family="text">
      <style:text-properties officeooo:rsid="003fc6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<text:span text:style-name="T11">2</text:span>: <text:span text:style-name="T12">Sistema de recomendação utilizando tabelas hash</text:span></text:p>
      <text:p text:style-name="P1"/>
      <text:p text:style-name="P1"/>
      <text:p text:style-name="P2">1. Introdução</text:p>
      <text:p text:style-name="P7"/>
      <text:p text:style-name="P38">Um sistema de recomendação é um sistema pelo qual, através de determinados parâmetros de comparação, um usuário recebe recomendações de conteúdo que pode ser de seu agrado.</text:p>
      <text:p text:style-name="P8"/>
      <text:p text:style-name="P9">Nesse trabalho, o objetivo é <text:span text:style-name="T12">criar uma variação do sistema de recomendação de filmes criado no TP0, porém utilizando tabelas hash para a organização dos dados, tornando o sistema mais ágil. Além disso, é necessário que nesse sistema possam ser recomendadas uma quantidade variada de filmes, enquanto no trabalho anterior, o sistema sempre fazia três recomendações, ou menos caso não fosse possível.</text:span></text:p>
      <text:p text:style-name="P9"/>
      <text:p text:style-name="P10">Pretende-se com esse trabalho <text:span text:style-name="T12">entender melhor, de forma prática, o funcionamento da estrutura de tabela hash.</text:span></text:p>
      <text:p text:style-name="P10"/>
      <text:p text:style-name="P10"/>
      <text:p text:style-name="P3">2. Implementação</text:p>
      <text:p text:style-name="P3"/>
      <text:p text:style-name="P39">Estrutura de Dados</text:p>
      <text:p text:style-name="P22">Nesse trabalho, fizemos uso intenso da estrutura de tabela hash.</text:p>
      <text:p text:style-name="P22">No início do programa, quando recebemos os filmes, eles são armazenados em uma lista linear. Em seguida, recebemos os usuários, e enquanto isso ocorre, o programa automaticamente contabiliza a popularidade de cada filme. Após esse processo, tranformamos a lista linear em uma tabela hash, utilizando a popularidade de cada filme para o cálculo do hash. Quando há colisão, os filmes são armazenados em uma árvore binária de busca, seguindo os critérios de desempate passados na especificação. Para descobrir os filmes mais populares, <text:s/>basta passar pela árvore em ordem central.</text:p>
      <text:p text:style-name="P22">Para a recomendação personalizada, criamos uma hash table do elemento RegistroFilmeJaccard, que armazena os dados de um filme, um usuário e o coeficiente de jaccard entre esse usuário e o usuário para o qual devemos recomendar. Para gerar o hash utilizamos o coeficiente de jaccard, e em caso de colisão também criamos uma árvore binária de busca, usando os critérios de desempate passados <text:span text:style-name="T13">na especificação.</text:span></text:p>
      <text:p text:style-name="P13"/>
      <text:p text:style-name="P11">Funções e procedimentos</text:p>
      <text:p text:style-name="P14"/>
      <text:p text:style-name="P23">As funções mais importantes estão nos TADs Filmes, Usuarios e HashFilmeJaccard:</text:p>
      <text:p text:style-name="P23"/>
      <text:p text:style-name="P31">Filmes</text:p>
      <text:p text:style-name="P30">void inicializaFilmes(Filmes *lista, int tamanhoMaximo):<text:span text:style-name="T2"> Função que inicializa a lista de filmes alocando o espaço necessário e iniciando o tamanho da lista</text:span></text:p>
      <text:p text:style-name="P30"/>
      <text:p text:style-name="P30">int calculaHash(Filme filme, int numUsuarios, int tamanhoHash):<text:span text:style-name="T2"> Função que calcula o hash de determinada chave, obtendo a posição do elemento na tabela hash</text:span></text:p>
      <text:p text:style-name="P30"><text:span text:style-name="T2"/></text:p>
      <text:p text:style-name="P30">void montaTabelaHash(Filmes *lista, int numUsuarios, int tamanhoHash):<text:span text:style-name="T2"> Função que transforma uma lista linear de filmes em uma tabela hash. Foi necessária a existência da lista linear inicialmente para que a leitura de filmes dos arquivos seja feita, em seguida sejam obtidos os dados de popularidade dos filmes, lendo o arquivo dos usuários, e só então a tabela hash se forme.</text:span></text:p>
      <text:p text:style-name="P30"><text:span text:style-name="T2"/></text:p>
      <text:p text:style-name="P30"><text:soft-page-break/>void finalizaTabelaHash(Filmes *lista):<text:span text:style-name="T2"> Libera a memória usada pela tabela e pelas árvores</text:span></text:p>
      <text:p text:style-name="P30"></text:p>
      <text:p text:style-name="P30">void incluiFilmeFinal(Filmes *lista, Filme novo):<text:span text:style-name="T2"> Inclui um filme no final da lista de filmes. Deve ser usada quando a estrutura estiver organizando os filmes em uma lista linear</text:span></text:p>
      <text:p text:style-name="P30"><text:span text:style-name="T2"/></text:p>
      <text:p text:style-name="P30">void insereArvore(Filme* raiz, Filme novo):<text:span text:style-name="T2"> Inclui um filme na árvore de filmes cuja raiz é o filme passado</text:span></text:p>
      <text:p text:style-name="P30"><text:span text:style-name="T2"/></text:p>
      <text:p text:style-name="P30">void incluiFilmeHash(Filmes *lista, Filme novo, int numUsuarios):<text:span text:style-name="T2"> Inclui um filme na tabela hash na posição correta. Deve ser usada quando a estrutura estiver organizando os filmes em uma tabela hash</text:span></text:p>
      <text:p text:style-name="P30"></text:p>
      <text:p text:style-name="P31">void recebeFilmesArquivo(Filmes *lista, char* nomeArquivo):<text:span text:style-name="T2"> Lê os filmes de um arquivo passado e os insere em uma lista linear</text:span></text:p>
      <text:p text:style-name="P31"/>
      <text:p text:style-name="P30">Usuarios</text:p>
      <text:p text:style-name="P30">void inicializaUsuarios(Usuarios *lista, int tamanhoListaUsuarios):<text:span text:style-name="T2"> Função que inicializa a lista de usuários alocando o espaço necessário e iniciando o tamanho da lista</text:span></text:p>
      <text:p text:style-name="P30"></text:p>
      <text:p text:style-name="P30">void incluiUsuario(Usuarios *lista, Usuario novo):<text:span text:style-name="T2"> </text:span><text:span text:style-name="T3">Inclui um usuário na lista de usuários</text:span></text:p>
      <text:p text:style-name="P30"><text:span text:style-name="T3"/></text:p>
      <text:p text:style-name="P30">Usuario getUsuario(Usuarios lista, int indexUsuario):<text:span text:style-name="T2"> </text:span><text:span text:style-name="T3">Retorna o usuário na posição requisitada na lista</text:span></text:p>
      <text:p text:style-name="P30"><text:span text:style-name="T3"/></text:p>
      <text:p text:style-name="P30">Usuario getUsuarioId(Usuarios lista, int id):<text:span text:style-name="T2"> </text:span><text:span text:style-name="T3">Retorna o usuário cujo id seja igual ao requisitado</text:span></text:p>
      <text:p text:style-name="P30"></text:p>
      <text:p text:style-name="P30">void recebeUsuariosArquivo(Usuarios *lista, char* nomeArquivo, int numFilmes):<text:span text:style-name="T2"> </text:span><text:span text:style-name="T3">Lê os usuários de um arquivo passado e os insere na lista, armazenando os ids dos filmes que esse usuário assistiu</text:span></text:p>
      <text:p text:style-name="P30"/>
      <text:p text:style-name="P33">HashFilmeJaccard</text:p>
      <text:p text:style-name="P33">HashFilmeJaccard* geraRelacaoRegistros(Usuarios usuarios, Filmes filmes, Usuario recomendar, int tamanhoHash, int tamanhoListaLinear):<text:span text:style-name="T2"> Recebe os usuários e filmes do sistema, e a partir disso gera os registros que armazenam a relação entre cada usuário e cada filme que assistiu, registrando o valor de jaccard para esse usuário e o usuário para o qual se vai recomendar</text:span></text:p>
      <text:p text:style-name="P33"><text:span text:style-name="T2"/></text:p>
      <text:p text:style-name="P33">void inicializaHash(HashFilmeJaccard *table, int tamanhoHash):<text:span text:style-name="T2"> Inicializa o hash, alocando o espaço para a tabela, inicializando as posições no hash para que seu jaccard seja igual a -1, como forma de indicar que esse espaço não possui registro armazenado. Armazena no tamanho da lista o tamanho da tabela hash</text:span></text:p>
      <text:p text:style-name="P33"><text:span text:style-name="T2"/></text:p>
      <text:p text:style-name="P33">int calculaHashRegistro(FilmeJaccard registro, int tamanhoHash):<text:span text:style-name="T2"> Calcula o hash de determinado registro na tabela, utilizando o jaccard da combinação para esse cálculo</text:span></text:p>
      <text:p text:style-name="P33"><text:span text:style-name="T2"><text:s/></text:span></text:p>
      <text:p text:style-name="P33">void finalizaTabelaHashRegistro(HashFilmeJaccard *table):<text:span text:style-name="T2"> Desaloca a memória das árvores em cada posição da tabela hash, e depois desaloca a tabela hash</text:span></text:p>
      <text:p text:style-name="P33"></text:p>
      <text:p text:style-name="P33">void insereRegistroArvore(FilmeJaccard* raiz, FilmeJaccard* novo): <text:span text:style-name="T2">I</text:span><text:span text:style-name="T4">nclui um </text:span><text:span text:style-name="T2">registro</text:span><text:span text:style-name="T4"> na árvore de </text:span><text:span text:style-name="T2">registros</text:span><text:span text:style-name="T4"> cuja raiz é o </text:span><text:span text:style-name="T2">registro</text:span><text:span text:style-name="T4"> passado</text:span></text:p>
      <text:p text:style-name="P33"><text:span text:style-name="T4"/></text:p>
      <text:p text:style-name="P33"><text:soft-page-break/>void incluiRegistroHash(HashFilmeJaccard *lista, FilmeJaccard* novo): <text:span text:style-name="T5">Insere um registro na tabela hash, e em caso de colisão insere o registro na árvore na posição correta da tabela hash</text:span></text:p>
      <text:p text:style-name="P30"/>
      <text:p text:style-name="P17"/>
      <text:p text:style-name="P12">Organização do Código, Decisões de Implementação e Detalhes Técnicos</text:p>
      <text:p text:style-name="P24"/>
      <text:p text:style-name="P25">O código é separado em três partes principais: parte de filmes (TAD de filme e de lista de filmes, que implementa tabela hash), de usuários (TAD de usuário e de lista de usuários) e de registro de filme-usuário (sendo essa uma forma de implementar a relação entre os usuários e os filmes que eles assistiram, tendo o TAD de registro de filme e a tabela hash de registros).</text:p>
      <text:p text:style-name="P25"/>
      <text:p text:style-name="P25">Uma decisão de implementação relevante foi a de criar uma lista linear de filmes no início do programa, e só criar a tabela hash após a leitura dos usuários. Dessa forma, podemos passar por cada usuário uma vez nesse trecho, incrementando a popularidade dos filmes sempre que encontramos seu id na lista de filmes de algum aluno. Organizando a lista linearmente, tendo o id como índice, o acesso aos filmes tem complexidade O(1), o que torna o programa mais eficiente.</text:p>
      <text:p text:style-name="P15"/>
      <text:p text:style-name="P4"><text:span text:style-name="T10">3</text:span>. <text:span text:style-name="T10">Análise de complexidade</text:span></text:p>
      <text:p text:style-name="P4"/>
      <text:p text:style-name="P32">Filmes <text:span text:style-name="T14">(considerando n a quantidade de filmes)</text:span></text:p>
      <text:p text:style-name="P32">void inicializaFilmes(Filmes *lista, int tamanhoMaximo):<text:span text:style-name="T2"> </text:span><text:span text:style-name="T6">Apenas operações de atribuição e alocação, </text:span><text:span text:style-name="T14">O(1)</text:span><text:span text:style-name="T6">.</text:span></text:p>
      <text:p text:style-name="P32"/>
      <text:p text:style-name="P32">int calculaHash(Filme filme, int numUsuarios, int tamanhoHash):<text:span text:style-name="T2"> </text:span><text:span text:style-name="T6">Apenas cálculos, </text:span><text:span text:style-name="T14">O(1)</text:span><text:span text:style-name="T6">.</text:span></text:p>
      <text:p text:style-name="P32"><text:span text:style-name="T2"/></text:p>
      <text:p text:style-name="P32">void montaTabelaHash(Filmes *lista, int numUsuarios, int tamanhoHash):<text:span text:style-name="T2"> </text:span><text:span text:style-name="T6">Faz uma iteração de tamanho igual ao tamanho do hash (constante) e em seguida faz um loop pela lista de filmes anterior, portanto, </text:span><text:span text:style-name="T14">O(n)</text:span><text:span text:style-name="T6">.</text:span></text:p>
      <text:p text:style-name="P32"><text:span text:style-name="T2"/></text:p>
      <text:p text:style-name="P32">void finalizaTabelaHash(Filmes *lista):<text:span text:style-name="T2"> </text:span><text:span text:style-name="T6">Passa por cada posição na tabela hash (número constante) e finaliza as árvores recursivamente. No pior caso, todos os filmes estarão na mesma posição na tabela hash, e a árvore da colisão estará totalmente desbalanceada, portanto, </text:span><text:span text:style-name="T14">O(n)</text:span><text:span text:style-name="T6">.</text:span></text:p>
      <text:p text:style-name="P32"></text:p>
      <text:p text:style-name="P32">void incluiFilmeFinal(Filmes *lista, Filme novo):<text:span text:style-name="T2"> </text:span><text:span text:style-name="T6">Insere na última posição da lista, sem ter que verificar as outras posições, </text:span><text:span text:style-name="T14">O(1)</text:span><text:span text:style-name="T6">.</text:span></text:p>
      <text:p text:style-name="P32"><text:span text:style-name="T2"/></text:p>
      <text:p text:style-name="P32">void insereArvore(Filme* raiz, Filme novo):<text:span text:style-name="T2"> </text:span><text:span text:style-name="T6">Insere na árvore, e no pior caso essa árvore estará desbalanceada e terá todos os filmes, portanto, </text:span><text:span text:style-name="T14">O(n)</text:span><text:span text:style-name="T6">.</text:span></text:p>
      <text:p text:style-name="P32"><text:span text:style-name="T2"/></text:p>
      <text:p text:style-name="P32">void incluiFilmeHash(Filmes *lista, Filme novo, int numUsuarios):<text:span text:style-name="T2"> </text:span><text:span text:style-name="T6">Chama a função calculaHash (O(1)) e a função insereArvore (O(n)) caso haja colisão. Portanto, no pior caso, </text:span><text:span text:style-name="T14">O(n)</text:span><text:span text:style-name="T6">.</text:span></text:p>
      <text:p text:style-name="P32"></text:p>
      <text:p text:style-name="P32">void recebeFilmesArquivo(Filmes *lista, char* nomeArquivo):<text:span text:style-name="T2"> </text:span><text:span text:style-name="T6">Lê todos os filmes da lista passada, um por um. Chama a função incluiFilmeFinal (O(1)) para cada filme. Portanto, </text:span><text:span text:style-name="T14">O(n)</text:span><text:span text:style-name="T6">.</text:span></text:p>
      <text:p text:style-name="P32"/>
      <text:p text:style-name="P32">Usuarios <text:span text:style-name="T15">(considerando n o número de usuários)</text:span></text:p>
      <text:p text:style-name="P32">void inicializaUsuarios(Usuarios *lista, int tamanhoListaUsuarios):<text:span text:style-name="T2"> </text:span><text:span text:style-name="T6">Apenas operações de atribuição e alocação, </text:span><text:span text:style-name="T14">O(1)</text:span><text:span text:style-name="T6">.</text:span></text:p>
      <text:p text:style-name="P32"></text:p>
      <text:p text:style-name="P32"/>
      <text:p text:style-name="P32"><text:soft-page-break/>void incluiUsuario(Usuarios *lista, Usuario novo):<text:span text:style-name="T2"> </text:span><text:span text:style-name="T6">Insere na última posição da lista, sem ter que verificar as outras posições, </text:span><text:span text:style-name="T14">O(1)</text:span><text:span text:style-name="T6">.</text:span></text:p>
      <text:p text:style-name="P32"><text:span text:style-name="T3"/></text:p>
      <text:p text:style-name="P32">Usuario getUsuario(Usuarios lista, int indexUsuario):<text:span text:style-name="T2"> </text:span><text:span text:style-name="T6">Encontra um usuário pelo índice, portanto, </text:span><text:span text:style-name="T14">O(1)</text:span><text:span text:style-name="T6">.</text:span></text:p>
      <text:p text:style-name="P32"><text:span text:style-name="T3"/></text:p>
      <text:p text:style-name="P32">Usuario getUsuarioId(Usuarios lista, int id):<text:span text:style-name="T2"> </text:span><text:span text:style-name="T6">Varre a lista linear em busca de um usuário de determinado id, e no pior caso passa por todos os usuários, portanto, </text:span><text:span text:style-name="T14">O(n)</text:span><text:span text:style-name="T6">.</text:span></text:p>
      <text:p text:style-name="P32"></text:p>
      <text:p text:style-name="P32">void recebeUsuariosArquivo(Usuarios *lista, char* nomeArquivo, int numFilmes):<text:span text:style-name="T2"> </text:span><text:span text:style-name="T6">Lê todos os usuários da lista passada, um por um. Chama a função incluiUsuario (O(1)) para cada usuário. Portanto, </text:span><text:span text:style-name="T14">O(n)</text:span><text:span text:style-name="T6">.</text:span></text:p>
      <text:p text:style-name="P32"/>
      <text:p text:style-name="P34">HashFilmeJaccard <text:span text:style-name="T15">(considerando n o número de registros de relação usuário-filme)</text:span></text:p>
      <text:p text:style-name="P34"><text:span text:style-name="T2"/></text:p>
      <text:p text:style-name="P34">void inicializaHash(HashFilmeJaccard *table, int tamanhoHash):<text:span text:style-name="T2"> </text:span><text:span text:style-name="T7">Apenas aloca o espaço para a tabela hash e inicializa as posições na tabela com valores default. Considerando que o tamanho da tabela é uma constante, </text:span><text:span text:style-name="T15">O(1)</text:span><text:span text:style-name="T7">.</text:span></text:p>
      <text:p text:style-name="P34"><text:span text:style-name="T2"/></text:p>
      <text:p text:style-name="P34">int calculaHashRegistro(FilmeJaccard registro, int tamanhoHash):<text:span text:style-name="T2"> </text:span><text:span text:style-name="T7">Apenas cálculos, </text:span><text:span text:style-name="T15">O(1)</text:span><text:span text:style-name="T7">.</text:span></text:p>
      <text:p text:style-name="P34"><text:span text:style-name="T2"><text:s/></text:span></text:p>
      <text:p text:style-name="P34">void finalizaTabelaHashRegistro(HashFilmeJaccard *table):<text:span text:style-name="T2"> </text:span><text:span text:style-name="T7">Desaloca a memória usada pelas árvores nas posições da tabela hash. No pior caso, todos os registros estão na mesma posição, em uma árvore totalmente desbalanceada, portanto, </text:span><text:span text:style-name="T15">O(n)</text:span><text:span text:style-name="T7">.</text:span></text:p>
      <text:p text:style-name="P34"></text:p>
      <text:p text:style-name="P35">void insereRegistroArvore(FilmeJaccard* raiz, FilmeJaccard* novo): <text:span text:style-name="T6">Insere na árvore, e no pior caso essa árvore estará desbalanceada e terá todos os filmes, portanto, </text:span><text:span text:style-name="T14">O(n)</text:span><text:span text:style-name="T6">.</text:span></text:p>
      <text:p text:style-name="P34"><text:span text:style-name="T4"/></text:p>
      <text:p text:style-name="P35">void incluiRegistroHash(HashFilmeJaccard *lista, FilmeJaccard* novo): <text:span text:style-name="T6">Chama a função calculaHash</text:span><text:span text:style-name="T7">Registro</text:span><text:span text:style-name="T6"> (O(1)) e a função insere</text:span><text:span text:style-name="T7">Registro</text:span><text:span text:style-name="T6">Arvore (O(n)) caso haja colisão. Portanto, no pior caso, </text:span><text:span text:style-name="T14">O(n)</text:span><text:span text:style-name="T6">.</text:span></text:p>
      <text:p text:style-name="P34"/>
      <text:p text:style-name="P35">HashFilmeJaccard* geraRelacaoRegistros(Usuarios usuarios, Filmes filmes, Usuario recomendar, int tamanhoHash, int tamanhoListaLinear):<text:span text:style-name="T2"> </text:span><text:span text:style-name="T7">Chama a função inicializaHash (O(1)), e descobre todos os registros necessários de serem criados, para cada registro possível, chama incluiRegistroHash (O(n)), portanto, </text:span><text:span text:style-name="T15">O(n²)</text:span><text:span text:style-name="T7">.</text:span></text:p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4. Testes</text:p>
      <text:p text:style-name="P5"/>
      <text:p text:style-name="P29">Foram realizados <text:span text:style-name="T15">alguns testes simples</text:span>. Os testes foram realizados em um Intel Core i5, com 4GB de memória em um Ubuntu 14.04 LTS (Trusty Tahr).</text:p>
      <text:p text:style-name="P19"/>
      <text:p text:style-name="P36">Teste 1:</text:p>
      <text:p text:style-name="P36"/>
      <text:p text:style-name="P36">Entrada</text:p>
      <text:p text:style-name="P26">bases/50_users_100_items_metadata.txt bases/50_users_100_items_ratingsN.txt 5 <text:s text:c="2"/>5</text:p>
      <text:p text:style-name="P26"></text:p>
      <text:p text:style-name="P26">22957</text:p>
      <text:p text:style-name="P26">42582</text:p>
      <text:p text:style-name="P26">8881</text:p>
      <text:p text:style-name="P26"/>
      <text:p text:style-name="P36">Saída</text:p>
      <text:p text:style-name="P36"><text:span text:style-name="T2">bases/50_users_100_items_metadata.txt<text:tab/>bases/50_users_100_items_ratingsN.txt<text:tab/>5<text:tab/>5</text:span></text:p>
      <text:p text:style-name="P36"><text:span text:style-name="T2"></text:span></text:p>
      <text:p text:style-name="P36"><text:span text:style-name="T2">22957:</text:span></text:p>
      <text:p text:style-name="P36"><text:span text:style-name="T2">Most popular</text:span></text:p>
      <text:p text:style-name="P36"><text:span text:style-name="T2">Back to the Future<text:tab/>Gladiator<text:tab/>The Sixth Sense<text:tab/>Terminator Salvation<text:tab/>The Silence of the Lambs<text:tab/></text:span></text:p>
      <text:p text:style-name="P36"><text:span text:style-name="T2"></text:span></text:p>
      <text:p text:style-name="P36"><text:span text:style-name="T2">Personalizada</text:span></text:p>
      <text:p text:style-name="P36"><text:span text:style-name="T2">Terminator Salvation<text:tab/>Mission: Impossible III<text:tab/>Catch Me If You Can<text:tab/>Gladiator<text:tab/>American Pie<text:tab/></text:span></text:p>
      <text:p text:style-name="P36"><text:span text:style-name="T2"></text:span></text:p>
      <text:p text:style-name="P36"><text:span text:style-name="T2">42582:</text:span></text:p>
      <text:p text:style-name="P36"><text:span text:style-name="T2">Most popular</text:span></text:p>
      <text:p text:style-name="P36"><text:span text:style-name="T2">The Lord of the Rings: The Two Towers<text:tab/>The Lord of the Rings: The Fellowship of the Ring<text:tab/>Shrek<text:tab/>Pirates of the Caribbean: The Curse of the Black Pearl<text:tab/>The Lord of the Rings: The Return of the King<text:tab/></text:span></text:p>
      <text:p text:style-name="P36"><text:span text:style-name="T2"></text:span></text:p>
      <text:p text:style-name="P36"><text:span text:style-name="T2">Personalizada</text:span></text:p>
      <text:p text:style-name="P36"><text:span text:style-name="T2">V for Vendetta<text:tab/>Sin City<text:tab/>Kill Bill: Vol. 2<text:tab/>Eternal Sunshine of the Spotless Mind<text:tab/>Lost in Translation<text:tab/></text:span></text:p>
      <text:p text:style-name="P36"><text:span text:style-name="T2"></text:span></text:p>
      <text:p text:style-name="P36"><text:span text:style-name="T2">8881:</text:span></text:p>
      <text:p text:style-name="P36"><text:span text:style-name="T2">Most popular</text:span></text:p>
      <text:p text:style-name="P36"><text:span text:style-name="T2">The Shawshank Redemption<text:tab/>Batman Begins<text:tab/>X-Men<text:tab/>Braveheart<text:tab/>Sin City<text:tab/></text:span></text:p>
      <text:p text:style-name="P36"><text:span text:style-name="T2"></text:span></text:p>
      <text:p text:style-name="P36"><text:span text:style-name="T2">Personalizada</text:span></text:p>
      <text:p text:style-name="P36"><text:span text:style-name="T2">V for Vendetta<text:tab/>Sin City<text:tab/>Batman Begins<text:tab/>Shrek 2<text:tab/>Kill Bill: Vol. 2<text:tab/>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Teste 2:</text:p>
      <text:p text:style-name="P36"/>
      <text:p text:style-name="P36">Entrada</text:p>
      <text:p text:style-name="P27">bases/5_users_10_items_metadata.txt bases/5_users_10_items_ratingsN.txt 2 <text:s text:c="2"/>5</text:p>
      <text:p text:style-name="P27"></text:p>
      <text:p text:style-name="P27">1510</text:p>
      <text:p text:style-name="P26"/>
      <text:p text:style-name="P36">Saída</text:p>
      <text:p text:style-name="P37"><text:span text:style-name="T2">bases/5_users_10_items_metadata.txt<text:tab/>bases/5_users_10_items_ratingsN.txt<text:tab/>2<text:tab/>5</text:span></text:p>
      <text:p text:style-name="P37"><text:span text:style-name="T2"></text:span></text:p>
      <text:p text:style-name="P37"><text:span text:style-name="T2">1510:</text:span></text:p>
      <text:p text:style-name="P37"><text:span text:style-name="T2">Most popular</text:span></text:p>
      <text:p text:style-name="P37"><text:span text:style-name="T2">The Matrix<text:tab/>Pulp Fiction<text:tab/></text:span></text:p>
      <text:p text:style-name="P37"><text:span text:style-name="T2"></text:span></text:p>
      <text:p text:style-name="P37"><text:span text:style-name="T2">Personalizada</text:span></text:p>
      <text:p text:style-name="P37"><text:span text:style-name="T2">The Matrix<text:tab/>Pulp Fiction<text:tab/></text:span></text:p>
      <text:p text:style-name="P6"/>
      <text:p text:style-name="P6">5. Conclusão</text:p>
      <text:p text:style-name="P6"/>
      <text:p text:style-name="P27">Esse trabalho foi bastante difícil, houveram muitos erros durante seu desenvolvimento, foi difícil manter o código organizado, e houveram muitas falhas de segmentação devido a ponteiros não inicializados. Mas ao longo do tempo esses problemas foram sendo resolvidos. O trabalho proporcionou um bom entendimento prático da estrutura de tabela hash, e abordou um problema com aplicação prática bem evidente hoje em dia.</text:p>
      <text:p text:style-name="P6"/>
      <text:p text:style-name="P6">Referências</text:p>
      <text:p text:style-name="P6"/>
      <text:p text:style-name="P27">Slides no "Moodle" da turma de AEDS II.</text:p>
      <text:p text:style-name="P16"/>
      <text:p text:style-name="P6">Anexos</text:p>
      <text:p text:style-name="P6"/>
      <text:list xml:id="list2567242512043622552" text:style-name="L1">
        <text:list-item>
          <text:p text:style-name="P28">filme.c</text:p>
        </text:list-item>
        <text:list-item>
          <text:p text:style-name="P28">filme.h</text:p>
        </text:list-item>
        <text:list-item>
          <text:p text:style-name="P28">filmes.c</text:p>
        </text:list-item>
        <text:list-item>
          <text:p text:style-name="P28">filmes.h</text:p>
        </text:list-item>
        <text:list-item>
          <text:p text:style-name="P28">hashFilmeJaccard.c</text:p>
        </text:list-item>
        <text:list-item>
          <text:p text:style-name="P28">hashFilmeJaccard.h</text:p>
        </text:list-item>
        <text:list-item>
          <text:p text:style-name="P28">registroFilmeJaccard.c</text:p>
        </text:list-item>
        <text:list-item>
          <text:p text:style-name="P28">registroFilmeJaccard.h</text:p>
        </text:list-item>
        <text:list-item>
          <text:p text:style-name="P28">usuario.c</text:p>
        </text:list-item>
        <text:list-item>
          <text:p text:style-name="P28">usuario.h</text:p>
        </text:list-item>
        <text:list-item>
          <text:p text:style-name="P28">usuarios.c</text:p>
        </text:list-item>
        <text:list-item>
          <text:p text:style-name="P28">usuarios.h</text:p>
        </text:list-item>
        <text:list-item>
          <text:p text:style-name="P28">funcoesUsuariosFilmes.c</text:p>
        </text:list-item>
        <text:list-item>
          <text:p text:style-name="P28">funcoesUsuariosFilmes.h</text:p>
        </text:list-item>
        <text:list-item>
          <text:p text:style-name="P28">TP2.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4:35:42.217761936</meta:creation-date>
    <dc:date>2014-11-22T01:54:17.093234413</dc:date>
    <meta:editing-duration>PT7H19M22S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6" meta:paragraph-count="138" meta:word-count="1700" meta:character-count="11747" meta:non-whitespace-character-count="10100"/>
  </office:meta>
</office:document-meta>
</file>